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783in"/>
    </style:style>
    <style:style style:name="co3" style:family="table-column">
      <style:table-column-properties fo:break-before="auto" style:column-width="0.7854in"/>
    </style:style>
    <style:style style:name="co4" style:family="table-column">
      <style:table-column-properties fo:break-before="auto" style:column-width="0.57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1937in" fo:break-before="auto" style:use-optimal-row-height="false"/>
    </style:style>
    <style:style style:name="ro4" style:family="table-row">
      <style:table-row-properties style:row-height="0.17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rotation-angle="0"/>
      <style:paragraph-properties fo:text-align="center" fo:margin-left="0in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tirementTable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0" table:default-cell-style-name="ce1"/>
        <table:table-column table:style-name="co4" table:default-cell-style-name="ce1"/>
        <table:table-row table:style-name="ro1" table:number-rows-repeated="2">
          <table:table-cell table:number-columns-repeated="15"/>
        </table:table-row>
        <table:table-row table:style-name="ro2">
          <table:table-cell table:number-columns-repeated="8"/>
          <table:table-cell table:style-name="ce5" office:value-type="string">
            <text:p>The Time It Takes to Save for Retirement (Years)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/>
          <table:table-cell office:value-type="string">
            <text:p>Yearly Deposit Percentage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/>
          <table:table-cell office:value-type="string">
            <text:p>Note: <text:s/>All based upong Savings Required to Generate Salary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office:value-type="string">
            <text:p>Retirement Savings = Salary * Investment Rate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8"/>
          <table:table-cell office:value-type="string">
            <text:p>Percent of Salary Saved Each Year for Retirement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3">
          <table:table-cell table:number-columns-repeated="4"/>
          <table:table-cell table:number-columns-repeated="10" office:value-type="string">
            <text:p>SalSav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p/ir</text:p>
          </table:table-cell>
          <table:table-cell table:style-name="ce3" office:value-type="percentage" office:value="0.025">
            <text:p>2.50%</text:p>
          </table:table-cell>
          <table:table-cell table:style-name="ce3" office:value-type="percentage" office:value="0.05">
            <text:p>5.00%</text:p>
          </table:table-cell>
          <table:table-cell table:style-name="ce3" office:value-type="percentage" office:value="0.075">
            <text:p>7.50%</text:p>
          </table:table-cell>
          <table:table-cell table:style-name="ce3" office:value-type="percentage" office:value="0.1">
            <text:p>10.00%</text:p>
          </table:table-cell>
          <table:table-cell table:style-name="ce3" office:value-type="percentage" office:value="0.125">
            <text:p>12.50%</text:p>
          </table:table-cell>
          <table:table-cell table:style-name="ce3" office:value-type="percentage" office:value="0.15">
            <text:p>15.00%</text:p>
          </table:table-cell>
          <table:table-cell table:style-name="ce3" office:value-type="percentage" office:value="0.175">
            <text:p>17.50%</text:p>
          </table:table-cell>
          <table:table-cell table:style-name="ce3" office:value-type="percentage" office:value="0.2">
            <text:p>20.00%</text:p>
          </table:table-cell>
          <table:table-cell table:style-name="ce3" office:value-type="percentage" office:value="0.225">
            <text:p>22.50%</text:p>
          </table:table-cell>
          <table:table-cell table:style-name="ce3" office:value-type="percentage" office:value="0.25">
            <text:p>25.00%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percentage" office:value="0.03">
            <text:p>3.00%</text:p>
          </table:table-cell>
          <table:table-cell table:style-name="ce4" table:formula="of:=(LOG(1+[.E$13])-LOG([.E$13]))/LOG(1+[.$D14])+1" office:value-type="float" office:value="126.63337432817">
            <text:p>127</text:p>
          </table:table-cell>
          <table:table-cell table:style-name="ce4" table:formula="of:=(LOG(1+[.F$13])-LOG([.F$13]))/LOG(1+[.$D14])+1" office:value-type="float" office:value="103.998843215792">
            <text:p>104</text:p>
          </table:table-cell>
          <table:table-cell table:style-name="ce4" table:formula="of:=(LOG(1+[.G$13])-LOG([.G$13]))/LOG(1+[.$D14])+1" office:value-type="float" office:value="91.0776630009462">
            <text:p>91</text:p>
          </table:table-cell>
          <table:table-cell table:style-name="ce4" table:formula="of:=(LOG(1+[.H$13])-LOG([.H$13]))/LOG(1+[.$D14])+1" office:value-type="float" office:value="82.1228835730078">
            <text:p>82</text:p>
          </table:table-cell>
          <table:table-cell table:style-name="ce4" table:formula="of:=(LOG(1+[.I$13])-LOG([.I$13]))/LOG(1+[.$D14])+1" office:value-type="float" office:value="75.3340193347907">
            <text:p>75</text:p>
          </table:table-cell>
          <table:table-cell table:style-name="ce4" table:formula="of:=(LOG(1+[.J$13])-LOG([.J$13]))/LOG(1+[.$D14])+1" office:value-type="float" office:value="69.9094879628862">
            <text:p>70</text:p>
          </table:table-cell>
          <table:table-cell table:style-name="ce4" table:formula="of:=(LOG(1+[.K$13])-LOG([.K$13]))/LOG(1+[.$D14])+1" office:value-type="float" office:value="65.4220099682649">
            <text:p>65</text:p>
          </table:table-cell>
          <table:table-cell table:style-name="ce4" table:formula="of:=(LOG(1+[.L$13])-LOG([.L$13]))/LOG(1+[.$D14])+1" office:value-type="float" office:value="61.6167819178331">
            <text:p>62</text:p>
          </table:table-cell>
          <table:table-cell table:style-name="ce4" table:formula="of:=(LOG(1+[.M$13])-LOG([.M$13]))/LOG(1+[.$D14])+1" office:value-type="float" office:value="58.3296477620017">
            <text:p>58</text:p>
          </table:table-cell>
          <table:table-cell table:style-name="ce4" table:formula="of:=(LOG(1+[.N$13])-LOG([.N$13]))/LOG(1+[.$D14])+1" office:value-type="float" office:value="55.4486850070014">
            <text:p>55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percentage" office:value="0.035">
            <text:p>3.50%</text:p>
          </table:table-cell>
          <table:table-cell table:style-name="ce4" table:formula="of:=(LOG(1+[.E$13])-LOG([.E$13]))/LOG(1+[.$D15])+1" office:value-type="float" office:value="108.94819927725">
            <text:p>109</text:p>
          </table:table-cell>
          <table:table-cell table:style-name="ce4" table:formula="of:=(LOG(1+[.F$13])-LOG([.F$13]))/LOG(1+[.$D15])+1" office:value-type="float" office:value="89.4998887615761">
            <text:p>89</text:p>
          </table:table-cell>
          <table:table-cell table:style-name="ce4" table:formula="of:=(LOG(1+[.G$13])-LOG([.G$13]))/LOG(1+[.$D15])+1" office:value-type="float" office:value="78.3975989107444">
            <text:p>78</text:p>
          </table:table-cell>
          <table:table-cell table:style-name="ce4" table:formula="of:=(LOG(1+[.H$13])-LOG([.H$13]))/LOG(1+[.$D15])+1" office:value-type="float" office:value="70.7033670289683">
            <text:p>71</text:p>
          </table:table-cell>
          <table:table-cell table:style-name="ce4" table:formula="of:=(LOG(1+[.I$13])-LOG([.I$13]))/LOG(1+[.$D15])+1" office:value-type="float" office:value="64.8701585079668">
            <text:p>65</text:p>
          </table:table-cell>
          <table:table-cell table:style-name="ce4" table:formula="of:=(LOG(1+[.J$13])-LOG([.J$13]))/LOG(1+[.$D15])+1" office:value-type="float" office:value="60.2092282682801">
            <text:p>60</text:p>
          </table:table-cell>
          <table:table-cell table:style-name="ce4" table:formula="of:=(LOG(1+[.K$13])-LOG([.K$13]))/LOG(1+[.$D15])+1" office:value-type="float" office:value="56.3534441551327">
            <text:p>56</text:p>
          </table:table-cell>
          <table:table-cell table:style-name="ce4" table:formula="of:=(LOG(1+[.L$13])-LOG([.L$13]))/LOG(1+[.$D15])+1" office:value-type="float" office:value="53.0838709379841">
            <text:p>53</text:p>
          </table:table-cell>
          <table:table-cell table:style-name="ce4" table:formula="of:=(LOG(1+[.M$13])-LOG([.M$13]))/LOG(1+[.$D15])+1" office:value-type="float" office:value="50.2594605072186">
            <text:p>50</text:p>
          </table:table-cell>
          <table:table-cell table:style-name="ce4" table:formula="of:=(LOG(1+[.N$13])-LOG([.N$13]))/LOG(1+[.$D15])+1" office:value-type="float" office:value="47.7840454891141">
            <text:p>48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percentage" office:value="0.04">
            <text:p>4.00%</text:p>
          </table:table-cell>
          <table:table-cell table:style-name="ce4" table:formula="of:=(LOG(1+[.E$13])-LOG([.E$13]))/LOG(1+[.$D16])+1" office:value-type="float" office:value="95.6839506000573">
            <text:p>96</text:p>
          </table:table-cell>
          <table:table-cell table:style-name="ce4" table:formula="of:=(LOG(1+[.F$13])-LOG([.F$13]))/LOG(1+[.$D16])+1" office:value-type="float" office:value="78.6253717219496">
            <text:p>79</text:p>
          </table:table-cell>
          <table:table-cell table:style-name="ce4" table:formula="of:=(LOG(1+[.G$13])-LOG([.G$13]))/LOG(1+[.$D16])+1" office:value-type="float" office:value="68.8872874294661">
            <text:p>69</text:p>
          </table:table-cell>
          <table:table-cell table:style-name="ce4" table:formula="of:=(LOG(1+[.H$13])-LOG([.H$13]))/LOG(1+[.$D16])+1" office:value-type="float" office:value="62.1384923937253">
            <text:p>62</text:p>
          </table:table-cell>
          <table:table-cell table:style-name="ce4" table:formula="of:=(LOG(1+[.I$13])-LOG([.I$13]))/LOG(1+[.$D16])+1" office:value-type="float" office:value="57.0220455132747">
            <text:p>57</text:p>
          </table:table-cell>
          <table:table-cell table:style-name="ce4" table:formula="of:=(LOG(1+[.J$13])-LOG([.J$13]))/LOG(1+[.$D16])+1" office:value-type="float" office:value="52.9338319856794">
            <text:p>53</text:p>
          </table:table-cell>
          <table:table-cell table:style-name="ce4" table:formula="of:=(LOG(1+[.K$13])-LOG([.K$13]))/LOG(1+[.$D16])+1" office:value-type="float" office:value="49.5518314063453">
            <text:p>50</text:p>
          </table:table-cell>
          <table:table-cell table:style-name="ce4" table:formula="of:=(LOG(1+[.L$13])-LOG([.L$13]))/LOG(1+[.$D16])+1" office:value-type="float" office:value="46.6840104417671">
            <text:p>47</text:p>
          </table:table-cell>
          <table:table-cell table:style-name="ce4" table:formula="of:=(LOG(1+[.M$13])-LOG([.M$13]))/LOG(1+[.$D16])+1" office:value-type="float" office:value="44.2066524173498">
            <text:p>44</text:p>
          </table:table-cell>
          <table:table-cell table:style-name="ce4" table:formula="of:=(LOG(1+[.N$13])-LOG([.N$13]))/LOG(1+[.$D16])+1" office:value-type="float" office:value="42.035406626701">
            <text:p>42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percentage" office:value="0.045">
            <text:p>4.50%</text:p>
          </table:table-cell>
          <table:table-cell table:style-name="ce4" table:formula="of:=(LOG(1+[.E$13])-LOG([.E$13]))/LOG(1+[.$D17])+1" office:value-type="float" office:value="85.3669885213894">
            <text:p>85</text:p>
          </table:table-cell>
          <table:table-cell table:style-name="ce4" table:formula="of:=(LOG(1+[.F$13])-LOG([.F$13]))/LOG(1+[.$D17])+1" office:value-type="float" office:value="70.1671482181517">
            <text:p>70</text:p>
          </table:table-cell>
          <table:table-cell table:style-name="ce4" table:formula="of:=(LOG(1+[.G$13])-LOG([.G$13]))/LOG(1+[.$D17])+1" office:value-type="float" office:value="61.4901460386104">
            <text:p>61</text:p>
          </table:table-cell>
          <table:table-cell table:style-name="ce4" table:formula="of:=(LOG(1+[.H$13])-LOG([.H$13]))/LOG(1+[.$D17])+1" office:value-type="float" office:value="55.4767138813634">
            <text:p>55</text:p>
          </table:table-cell>
          <table:table-cell table:style-name="ce4" table:formula="of:=(LOG(1+[.I$13])-LOG([.I$13]))/LOG(1+[.$D17])+1" office:value-type="float" office:value="50.9177657967341">
            <text:p>51</text:p>
          </table:table-cell>
          <table:table-cell table:style-name="ce4" table:formula="of:=(LOG(1+[.J$13])-LOG([.J$13]))/LOG(1+[.$D17])+1" office:value-type="float" office:value="47.2750125997059">
            <text:p>47</text:p>
          </table:table-cell>
          <table:table-cell table:style-name="ce4" table:formula="of:=(LOG(1+[.K$13])-LOG([.K$13]))/LOG(1+[.$D17])+1" office:value-type="float" office:value="44.2615219051611">
            <text:p>44</text:p>
          </table:table-cell>
          <table:table-cell table:style-name="ce4" table:formula="of:=(LOG(1+[.L$13])-LOG([.L$13]))/LOG(1+[.$D17])+1" office:value-type="float" office:value="41.7061847348527">
            <text:p>42</text:p>
          </table:table-cell>
          <table:table-cell table:style-name="ce4" table:formula="of:=(LOG(1+[.M$13])-LOG([.M$13]))/LOG(1+[.$D17])+1" office:value-type="float" office:value="39.498764842835">
            <text:p>39</text:p>
          </table:table-cell>
          <table:table-cell table:style-name="ce4" table:formula="of:=(LOG(1+[.N$13])-LOG([.N$13]))/LOG(1+[.$D17])+1" office:value-type="float" office:value="37.5641025528073">
            <text:p>38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percentage" office:value="0.05">
            <text:p>5.00%</text:p>
          </table:table-cell>
          <table:table-cell table:style-name="ce4" table:formula="of:=(LOG(1+[.E$13])-LOG([.E$13]))/LOG(1+[.$D18])+1" office:value-type="float" office:value="77.1131291505457">
            <text:p>77</text:p>
          </table:table-cell>
          <table:table-cell table:style-name="ce4" table:formula="of:=(LOG(1+[.F$13])-LOG([.F$13]))/LOG(1+[.$D18])+1" office:value-type="float" office:value="63.4003319019548">
            <text:p>63</text:p>
          </table:table-cell>
          <table:table-cell table:style-name="ce4" table:formula="of:=(LOG(1+[.G$13])-LOG([.G$13]))/LOG(1+[.$D18])+1" office:value-type="float" office:value="55.5722252087361">
            <text:p>56</text:p>
          </table:table-cell>
          <table:table-cell table:style-name="ce4" table:formula="of:=(LOG(1+[.H$13])-LOG([.H$13]))/LOG(1+[.$D18])+1" office:value-type="float" office:value="50.1471040038168">
            <text:p>50</text:p>
          </table:table-cell>
          <table:table-cell table:style-name="ce4" table:formula="of:=(LOG(1+[.I$13])-LOG([.I$13]))/LOG(1+[.$D18])+1" office:value-type="float" office:value="46.034170610822">
            <text:p>46</text:p>
          </table:table-cell>
          <table:table-cell table:style-name="ce4" table:formula="of:=(LOG(1+[.J$13])-LOG([.J$13]))/LOG(1+[.$D18])+1" office:value-type="float" office:value="42.7477981871023">
            <text:p>43</text:p>
          </table:table-cell>
          <table:table-cell table:style-name="ce4" table:formula="of:=(LOG(1+[.K$13])-LOG([.K$13]))/LOG(1+[.$D18])+1" office:value-type="float" office:value="40.0291257484185">
            <text:p>40</text:p>
          </table:table-cell>
          <table:table-cell table:style-name="ce4" table:formula="of:=(LOG(1+[.L$13])-LOG([.L$13]))/LOG(1+[.$D18])+1" office:value-type="float" office:value="37.7237843883015">
            <text:p>38</text:p>
          </table:table-cell>
          <table:table-cell table:style-name="ce4" table:formula="of:=(LOG(1+[.M$13])-LOG([.M$13]))/LOG(1+[.$D18])+1" office:value-type="float" office:value="35.7323225822655">
            <text:p>36</text:p>
          </table:table-cell>
          <table:table-cell table:style-name="ce4" table:formula="of:=(LOG(1+[.N$13])-LOG([.N$13]))/LOG(1+[.$D18])+1" office:value-type="float" office:value="33.9869337361739">
            <text:p>34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percentage" office:value="0.055">
            <text:p>5.50%</text:p>
          </table:table-cell>
          <table:table-cell table:style-name="ce4" table:formula="of:=(LOG(1+[.E$13])-LOG([.E$13]))/LOG(1+[.$D19])+1" office:value-type="float" office:value="70.3597099887669">
            <text:p>70</text:p>
          </table:table-cell>
          <table:table-cell table:style-name="ce4" table:formula="of:=(LOG(1+[.F$13])-LOG([.F$13]))/LOG(1+[.$D19])+1" office:value-type="float" office:value="57.8636314421105">
            <text:p>58</text:p>
          </table:table-cell>
          <table:table-cell table:style-name="ce4" table:formula="of:=(LOG(1+[.G$13])-LOG([.G$13]))/LOG(1+[.$D19])+1" office:value-type="float" office:value="50.7301024956281">
            <text:p>51</text:p>
          </table:table-cell>
          <table:table-cell table:style-name="ce4" table:formula="of:=(LOG(1+[.H$13])-LOG([.H$13]))/LOG(1+[.$D19])+1" office:value-type="float" office:value="45.7863452539194">
            <text:p>46</text:p>
          </table:table-cell>
          <table:table-cell table:style-name="ce4" table:formula="of:=(LOG(1+[.I$13])-LOG([.I$13]))/LOG(1+[.$D19])+1" office:value-type="float" office:value="42.0383471026808">
            <text:p>42</text:p>
          </table:table-cell>
          <table:table-cell table:style-name="ce4" table:formula="of:=(LOG(1+[.J$13])-LOG([.J$13]))/LOG(1+[.$D19])+1" office:value-type="float" office:value="39.0435702387126">
            <text:p>39</text:p>
          </table:table-cell>
          <table:table-cell table:style-name="ce4" table:formula="of:=(LOG(1+[.K$13])-LOG([.K$13]))/LOG(1+[.$D19])+1" office:value-type="float" office:value="36.5661220769297">
            <text:p>37</text:p>
          </table:table-cell>
          <table:table-cell table:style-name="ce4" table:formula="of:=(LOG(1+[.L$13])-LOG([.L$13]))/LOG(1+[.$D19])+1" office:value-type="float" office:value="34.4653306635776">
            <text:p>34</text:p>
          </table:table-cell>
          <table:table-cell table:style-name="ce4" table:formula="of:=(LOG(1+[.M$13])-LOG([.M$13]))/LOG(1+[.$D19])+1" office:value-type="float" office:value="32.6505686788593">
            <text:p>33</text:p>
          </table:table-cell>
          <table:table-cell table:style-name="ce4" table:formula="of:=(LOG(1+[.N$13])-LOG([.N$13]))/LOG(1+[.$D19])+1" office:value-type="float" office:value="31.0600459197293">
            <text:p>31</text:p>
          </table:table-cell>
          <table:table-cell/>
        </table:table-row>
        <table:table-row table:style-name="ro4">
          <table:table-cell table:number-columns-repeated="2"/>
          <table:table-cell table:style-name="ce2" office:value-type="string">
            <text:p>Investment Rate</text:p>
          </table:table-cell>
          <table:table-cell table:style-name="ce3" office:value-type="percentage" office:value="0.06">
            <text:p>6.00%</text:p>
          </table:table-cell>
          <table:table-cell table:style-name="ce4" table:formula="of:=(LOG(1+[.E$13])-LOG([.E$13]))/LOG(1+[.$D20])+1" office:value-type="float" office:value="64.7316226829432">
            <text:p>65</text:p>
          </table:table-cell>
          <table:table-cell table:style-name="ce4" table:formula="of:=(LOG(1+[.F$13])-LOG([.F$13]))/LOG(1+[.$D20])+1" office:value-type="float" office:value="53.2495192675611">
            <text:p>53</text:p>
          </table:table-cell>
          <table:table-cell table:style-name="ce4" table:formula="of:=(LOG(1+[.G$13])-LOG([.G$13]))/LOG(1+[.$D20])+1" office:value-type="float" office:value="46.6948295883698">
            <text:p>47</text:p>
          </table:table-cell>
          <table:table-cell table:style-name="ce4" table:formula="of:=(LOG(1+[.H$13])-LOG([.H$13]))/LOG(1+[.$D20])+1" office:value-type="float" office:value="42.1522259469234">
            <text:p>42</text:p>
          </table:table-cell>
          <table:table-cell table:style-name="ce4" table:formula="of:=(LOG(1+[.I$13])-LOG([.I$13]))/LOG(1+[.$D20])+1" office:value-type="float" office:value="38.7083533582146">
            <text:p>39</text:p>
          </table:table-cell>
          <table:table-cell table:style-name="ce4" table:formula="of:=(LOG(1+[.J$13])-LOG([.J$13]))/LOG(1+[.$D20])+1" office:value-type="float" office:value="35.9565830704648">
            <text:p>36</text:p>
          </table:table-cell>
          <table:table-cell table:style-name="ce4" table:formula="of:=(LOG(1+[.K$13])-LOG([.K$13]))/LOG(1+[.$D20])+1" office:value-type="float" office:value="33.6801636406709">
            <text:p>34</text:p>
          </table:table-cell>
          <table:table-cell table:style-name="ce4" table:formula="of:=(LOG(1+[.L$13])-LOG([.L$13]))/LOG(1+[.$D20])+1" office:value-type="float" office:value="31.7498377250492">
            <text:p>32</text:p>
          </table:table-cell>
          <table:table-cell table:style-name="ce4" table:formula="of:=(LOG(1+[.M$13])-LOG([.M$13]))/LOG(1+[.$D20])+1" office:value-type="float" office:value="30.0823318186931">
            <text:p>30</text:p>
          </table:table-cell>
          <table:table-cell table:style-name="ce4" table:formula="of:=(LOG(1+[.N$13])-LOG([.N$13]))/LOG(1+[.$D20])+1" office:value-type="float" office:value="28.6208695898296">
            <text:p>29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bove Inflation</text:p>
          </table:table-cell>
          <table:table-cell table:style-name="ce3" office:value-type="percentage" office:value="0.065">
            <text:p>6.50%</text:p>
          </table:table-cell>
          <table:table-cell table:style-name="ce4" table:formula="of:=(LOG(1+[.E$13])-LOG([.E$13]))/LOG(1+[.$D21])+1" office:value-type="float" office:value="59.9691768160684">
            <text:p>60</text:p>
          </table:table-cell>
          <table:table-cell table:style-name="ce4" table:formula="of:=(LOG(1+[.F$13])-LOG([.F$13]))/LOG(1+[.$D21])+1" office:value-type="float" office:value="49.3450916599366">
            <text:p>49</text:p>
          </table:table-cell>
          <table:table-cell table:style-name="ce4" table:formula="of:=(LOG(1+[.G$13])-LOG([.G$13]))/LOG(1+[.$D21])+1" office:value-type="float" office:value="43.2802114890739">
            <text:p>43</text:p>
          </table:table-cell>
          <table:table-cell table:style-name="ce4" table:formula="of:=(LOG(1+[.H$13])-LOG([.H$13]))/LOG(1+[.$D21])+1" office:value-type="float" office:value="39.0770610582366">
            <text:p>39</text:p>
          </table:table-cell>
          <table:table-cell table:style-name="ce4" table:formula="of:=(LOG(1+[.I$13])-LOG([.I$13]))/LOG(1+[.$D21])+1" office:value-type="float" office:value="35.8905372719854">
            <text:p>36</text:p>
          </table:table-cell>
          <table:table-cell table:style-name="ce4" table:formula="of:=(LOG(1+[.J$13])-LOG([.J$13]))/LOG(1+[.$D21])+1" office:value-type="float" office:value="33.3443973523604">
            <text:p>33</text:p>
          </table:table-cell>
          <table:table-cell table:style-name="ce4" table:formula="of:=(LOG(1+[.K$13])-LOG([.K$13]))/LOG(1+[.$D21])+1" office:value-type="float" office:value="31.2380869492679">
            <text:p>31</text:p>
          </table:table-cell>
          <table:table-cell table:style-name="ce4" table:formula="of:=(LOG(1+[.L$13])-LOG([.L$13]))/LOG(1+[.$D21])+1" office:value-type="float" office:value="29.4520076774875">
            <text:p>29</text:p>
          </table:table-cell>
          <table:table-cell table:style-name="ce4" table:formula="of:=(LOG(1+[.M$13])-LOG([.M$13]))/LOG(1+[.$D21])+1" office:value-type="float" office:value="27.9091087759024">
            <text:p>28</text:p>
          </table:table-cell>
          <table:table-cell table:style-name="ce4" table:formula="of:=(LOG(1+[.N$13])-LOG([.N$13]))/LOG(1+[.$D21])+1" office:value-type="float" office:value="26.5568566135403">
            <text:p>27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percentage" office:value="0.07">
            <text:p>7.00%</text:p>
          </table:table-cell>
          <table:table-cell table:style-name="ce4" table:formula="of:=(LOG(1+[.E$13])-LOG([.E$13]))/LOG(1+[.$D22])+1" office:value-type="float" office:value="55.8868792160625">
            <text:p>56</text:p>
          </table:table-cell>
          <table:table-cell table:style-name="ce4" table:formula="of:=(LOG(1+[.F$13])-LOG([.F$13]))/LOG(1+[.$D22])+1" office:value-type="float" office:value="45.9982745206876">
            <text:p>46</text:p>
          </table:table-cell>
          <table:table-cell table:style-name="ce4" table:formula="of:=(LOG(1+[.G$13])-LOG([.G$13]))/LOG(1+[.$D22])+1" office:value-type="float" office:value="40.3532517584345">
            <text:p>40</text:p>
          </table:table-cell>
          <table:table-cell table:style-name="ce4" table:formula="of:=(LOG(1+[.H$13])-LOG([.H$13]))/LOG(1+[.$D22])+1" office:value-type="float" office:value="36.4410755592672">
            <text:p>36</text:p>
          </table:table-cell>
          <table:table-cell table:style-name="ce4" table:formula="of:=(LOG(1+[.I$13])-LOG([.I$13]))/LOG(1+[.$D22])+1" office:value-type="float" office:value="33.4751473300059">
            <text:p>33</text:p>
          </table:table-cell>
          <table:table-cell table:style-name="ce4" table:formula="of:=(LOG(1+[.J$13])-LOG([.J$13]))/LOG(1+[.$D22])+1" office:value-type="float" office:value="31.1052706964632">
            <text:p>31</text:p>
          </table:table-cell>
          <table:table-cell table:style-name="ce4" table:formula="of:=(LOG(1+[.K$13])-LOG([.K$13]))/LOG(1+[.$D22])+1" office:value-type="float" office:value="29.144775215126">
            <text:p>29</text:p>
          </table:table-cell>
          <table:table-cell table:style-name="ce4" table:formula="of:=(LOG(1+[.L$13])-LOG([.L$13]))/LOG(1+[.$D22])+1" office:value-type="float" office:value="27.4823420160617">
            <text:p>27</text:p>
          </table:table-cell>
          <table:table-cell table:style-name="ce4" table:formula="of:=(LOG(1+[.M$13])-LOG([.M$13]))/LOG(1+[.$D22])+1" office:value-type="float" office:value="26.0462543813633">
            <text:p>26</text:p>
          </table:table-cell>
          <table:table-cell table:style-name="ce4" table:formula="of:=(LOG(1+[.N$13])-LOG([.N$13]))/LOG(1+[.$D22])+1" office:value-type="float" office:value="24.7876154599361">
            <text:p>25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percentage" office:value="0.075">
            <text:p>7.50%</text:p>
          </table:table-cell>
          <table:table-cell table:style-name="ce4" table:formula="of:=(LOG(1+[.E$13])-LOG([.E$13]))/LOG(1+[.$D23])+1" office:value-type="float" office:value="52.3487015410612">
            <text:p>52</text:p>
          </table:table-cell>
          <table:table-cell table:style-name="ce4" table:formula="of:=(LOG(1+[.F$13])-LOG([.F$13]))/LOG(1+[.$D23])+1" office:value-type="float" office:value="43.0975468313624">
            <text:p>43</text:p>
          </table:table-cell>
          <table:table-cell table:style-name="ce4" table:formula="of:=(LOG(1+[.G$13])-LOG([.G$13]))/LOG(1+[.$D23])+1" office:value-type="float" office:value="37.8164196630572">
            <text:p>38</text:p>
          </table:table-cell>
          <table:table-cell table:style-name="ce4" table:formula="of:=(LOG(1+[.H$13])-LOG([.H$13]))/LOG(1+[.$D23])+1" office:value-type="float" office:value="34.1564344189282">
            <text:p>34</text:p>
          </table:table-cell>
          <table:table-cell table:style-name="ce4" table:formula="of:=(LOG(1+[.I$13])-LOG([.I$13]))/LOG(1+[.$D23])+1" office:value-type="float" office:value="31.3816990794124">
            <text:p>31</text:p>
          </table:table-cell>
          <table:table-cell table:style-name="ce4" table:formula="of:=(LOG(1+[.J$13])-LOG([.J$13]))/LOG(1+[.$D23])+1" office:value-type="float" office:value="29.1645920096901">
            <text:p>29</text:p>
          </table:table-cell>
          <table:table-cell table:style-name="ce4" table:formula="of:=(LOG(1+[.K$13])-LOG([.K$13]))/LOG(1+[.$D23])+1" office:value-type="float" office:value="27.3304761193059">
            <text:p>27</text:p>
          </table:table-cell>
          <table:table-cell table:style-name="ce4" table:formula="of:=(LOG(1+[.L$13])-LOG([.L$13]))/LOG(1+[.$D23])+1" office:value-type="float" office:value="25.7752084963341">
            <text:p>26</text:p>
          </table:table-cell>
          <table:table-cell table:style-name="ce4" table:formula="of:=(LOG(1+[.M$13])-LOG([.M$13]))/LOG(1+[.$D23])+1" office:value-type="float" office:value="24.4316955039001">
            <text:p>24</text:p>
          </table:table-cell>
          <table:table-cell table:style-name="ce4" table:formula="of:=(LOG(1+[.N$13])-LOG([.N$13]))/LOG(1+[.$D23])+1" office:value-type="float" office:value="23.2541923328797">
            <text:p>23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percentage" office:value="0.08">
            <text:p>8.00%</text:p>
          </table:table-cell>
          <table:table-cell table:style-name="ce4" table:formula="of:=(LOG(1+[.E$13])-LOG([.E$13]))/LOG(1+[.$D24])+1" office:value-type="float" office:value="49.2526225202146">
            <text:p>49</text:p>
          </table:table-cell>
          <table:table-cell table:style-name="ce4" table:formula="of:=(LOG(1+[.F$13])-LOG([.F$13]))/LOG(1+[.$D24])+1" office:value-type="float" office:value="40.5592678162745">
            <text:p>41</text:p>
          </table:table-cell>
          <table:table-cell table:style-name="ce4" table:formula="of:=(LOG(1+[.G$13])-LOG([.G$13]))/LOG(1+[.$D24])+1" office:value-type="float" office:value="35.5965671425349">
            <text:p>36</text:p>
          </table:table-cell>
          <table:table-cell table:style-name="ce4" table:formula="of:=(LOG(1+[.H$13])-LOG([.H$13]))/LOG(1+[.$D24])+1" office:value-type="float" office:value="32.1572613545727">
            <text:p>32</text:p>
          </table:table-cell>
          <table:table-cell table:style-name="ce4" table:formula="of:=(LOG(1+[.I$13])-LOG([.I$13]))/LOG(1+[.$D24])+1" office:value-type="float" office:value="29.5498291720064">
            <text:p>30</text:p>
          </table:table-cell>
          <table:table-cell table:style-name="ce4" table:formula="of:=(LOG(1+[.J$13])-LOG([.J$13]))/LOG(1+[.$D24])+1" office:value-type="float" office:value="27.4664029643026">
            <text:p>27</text:p>
          </table:table-cell>
          <table:table-cell table:style-name="ce4" table:formula="of:=(LOG(1+[.K$13])-LOG([.K$13]))/LOG(1+[.$D24])+1" office:value-type="float" office:value="25.7428754151927">
            <text:p>26</text:p>
          </table:table-cell>
          <table:table-cell table:style-name="ce4" table:formula="of:=(LOG(1+[.L$13])-LOG([.L$13]))/LOG(1+[.$D24])+1" office:value-type="float" office:value="24.2813829280038">
            <text:p>24</text:p>
          </table:table-cell>
          <table:table-cell table:style-name="ce4" table:formula="of:=(LOG(1+[.M$13])-LOG([.M$13]))/LOG(1+[.$D24])+1" office:value-type="float" office:value="23.0188772885363">
            <text:p>23</text:p>
          </table:table-cell>
          <table:table-cell table:style-name="ce4" table:formula="of:=(LOG(1+[.N$13])-LOG([.N$13]))/LOG(1+[.$D24])+1" office:value-type="float" office:value="21.9123718790048">
            <text:p>22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percentage" office:value="0.0850000000000001">
            <text:p>8.50%</text:p>
          </table:table-cell>
          <table:table-cell table:style-name="ce4" table:formula="of:=(LOG(1+[.E$13])-LOG([.E$13]))/LOG(1+[.$D25])+1" office:value-type="float" office:value="46.5206258742014">
            <text:p>47</text:p>
          </table:table-cell>
          <table:table-cell table:style-name="ce4" table:formula="of:=(LOG(1+[.F$13])-LOG([.F$13]))/LOG(1+[.$D25])+1" office:value-type="float" office:value="38.3194768712845">
            <text:p>38</text:p>
          </table:table-cell>
          <table:table-cell table:style-name="ce4" table:formula="of:=(LOG(1+[.G$13])-LOG([.G$13]))/LOG(1+[.$D25])+1" office:value-type="float" office:value="33.6377574351997">
            <text:p>34</text:p>
          </table:table-cell>
          <table:table-cell table:style-name="ce4" table:formula="of:=(LOG(1+[.H$13])-LOG([.H$13]))/LOG(1+[.$D25])+1" office:value-type="float" office:value="30.3931803767152">
            <text:p>30</text:p>
          </table:table-cell>
          <table:table-cell table:style-name="ce4" table:formula="of:=(LOG(1+[.I$13])-LOG([.I$13]))/LOG(1+[.$D25])+1" office:value-type="float" office:value="27.933377392427">
            <text:p>28</text:p>
          </table:table-cell>
          <table:table-cell table:style-name="ce4" table:formula="of:=(LOG(1+[.J$13])-LOG([.J$13]))/LOG(1+[.$D25])+1" office:value-type="float" office:value="25.9679118905746">
            <text:p>26</text:p>
          </table:table-cell>
          <table:table-cell table:style-name="ce4" table:formula="of:=(LOG(1+[.K$13])-LOG([.K$13]))/LOG(1+[.$D25])+1" office:value-type="float" office:value="24.3419680838096">
            <text:p>24</text:p>
          </table:table-cell>
          <table:table-cell table:style-name="ce4" table:formula="of:=(LOG(1+[.L$13])-LOG([.L$13]))/LOG(1+[.$D25])+1" office:value-type="float" office:value="22.9632232767391">
            <text:p>23</text:p>
          </table:table-cell>
          <table:table-cell table:style-name="ce4" table:formula="of:=(LOG(1+[.M$13])-LOG([.M$13]))/LOG(1+[.$D25])+1" office:value-type="float" office:value="21.7721989577149">
            <text:p>22</text:p>
          </table:table-cell>
          <table:table-cell table:style-name="ce4" table:formula="of:=(LOG(1+[.N$13])-LOG([.N$13]))/LOG(1+[.$D25])+1" office:value-type="float" office:value="20.7283423517042">
            <text:p>21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percentage" office:value="0.0900000000000001">
            <text:p>9.00%</text:p>
          </table:table-cell>
          <table:table-cell table:style-name="ce4" table:formula="of:=(LOG(1+[.E$13])-LOG([.E$13]))/LOG(1+[.$D26])+1" office:value-type="float" office:value="44.0920322622326">
            <text:p>44</text:p>
          </table:table-cell>
          <table:table-cell table:style-name="ce4" table:formula="of:=(LOG(1+[.F$13])-LOG([.F$13]))/LOG(1+[.$D26])+1" office:value-type="float" office:value="36.3284268496505">
            <text:p>36</text:p>
          </table:table-cell>
          <table:table-cell table:style-name="ce4" table:formula="of:=(LOG(1+[.G$13])-LOG([.G$13]))/LOG(1+[.$D26])+1" office:value-type="float" office:value="31.8964841619551">
            <text:p>32</text:p>
          </table:table-cell>
          <table:table-cell table:style-name="ce4" table:formula="of:=(LOG(1+[.H$13])-LOG([.H$13]))/LOG(1+[.$D26])+1" office:value-type="float" office:value="28.8250101521754">
            <text:p>29</text:p>
          </table:table-cell>
          <table:table-cell table:style-name="ce4" table:formula="of:=(LOG(1+[.I$13])-LOG([.I$13]))/LOG(1+[.$D26])+1" office:value-type="float" office:value="26.4964413435959">
            <text:p>26</text:p>
          </table:table-cell>
          <table:table-cell table:style-name="ce4" table:formula="of:=(LOG(1+[.J$13])-LOG([.J$13]))/LOG(1+[.$D26])+1" office:value-type="float" office:value="24.6358363719026">
            <text:p>25</text:p>
          </table:table-cell>
          <table:table-cell table:style-name="ce4" table:formula="of:=(LOG(1+[.K$13])-LOG([.K$13]))/LOG(1+[.$D26])+1" office:value-type="float" office:value="23.096639104024">
            <text:p>23</text:p>
          </table:table-cell>
          <table:table-cell table:style-name="ce4" table:formula="of:=(LOG(1+[.L$13])-LOG([.L$13]))/LOG(1+[.$D26])+1" office:value-type="float" office:value="21.79145239873">
            <text:p>22</text:p>
          </table:table-cell>
          <table:table-cell table:style-name="ce4" table:formula="of:=(LOG(1+[.M$13])-LOG([.M$13]))/LOG(1+[.$D26])+1" office:value-type="float" office:value="20.6639710121092">
            <text:p>21</text:p>
          </table:table-cell>
          <table:table-cell table:style-name="ce4" table:formula="of:=(LOG(1+[.N$13])-LOG([.N$13]))/LOG(1+[.$D26])+1" office:value-type="float" office:value="19.6758057204529">
            <text:p>2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percentage" office:value="0.0950000000000001">
            <text:p>9.50%</text:p>
          </table:table-cell>
          <table:table-cell table:style-name="ce4" table:formula="of:=(LOG(1+[.E$13])-LOG([.E$13]))/LOG(1+[.$D27])+1" office:value-type="float" office:value="41.9189369299968">
            <text:p>42</text:p>
          </table:table-cell>
          <table:table-cell table:style-name="ce4" table:formula="of:=(LOG(1+[.F$13])-LOG([.F$13]))/LOG(1+[.$D27])+1" office:value-type="float" office:value="34.5468436786592">
            <text:p>35</text:p>
          </table:table-cell>
          <table:table-cell table:style-name="ce4" table:formula="of:=(LOG(1+[.G$13])-LOG([.G$13]))/LOG(1+[.$D27])+1" office:value-type="float" office:value="30.338400173104">
            <text:p>30</text:p>
          </table:table-cell>
          <table:table-cell table:style-name="ce4" table:formula="of:=(LOG(1+[.H$13])-LOG([.H$13]))/LOG(1+[.$D27])+1" office:value-type="float" office:value="27.4218180420158">
            <text:p>27</text:p>
          </table:table-cell>
          <table:table-cell table:style-name="ce4" table:formula="of:=(LOG(1+[.I$13])-LOG([.I$13]))/LOG(1+[.$D27])+1" office:value-type="float" office:value="25.2106770209661">
            <text:p>25</text:p>
          </table:table-cell>
          <table:table-cell table:style-name="ce4" table:formula="of:=(LOG(1+[.J$13])-LOG([.J$13]))/LOG(1+[.$D27])+1" office:value-type="float" office:value="23.4439008098779">
            <text:p>23</text:p>
          </table:table-cell>
          <table:table-cell table:style-name="ce4" table:formula="of:=(LOG(1+[.K$13])-LOG([.K$13]))/LOG(1+[.$D27])+1" office:value-type="float" office:value="21.9823239795286">
            <text:p>22</text:p>
          </table:table-cell>
          <table:table-cell table:style-name="ce4" table:formula="of:=(LOG(1+[.L$13])-LOG([.L$13]))/LOG(1+[.$D27])+1" office:value-type="float" office:value="20.7429567538012">
            <text:p>21</text:p>
          </table:table-cell>
          <table:table-cell table:style-name="ce4" table:formula="of:=(LOG(1+[.M$13])-LOG([.M$13]))/LOG(1+[.$D27])+1" office:value-type="float" office:value="19.6723333153862">
            <text:p>20</text:p>
          </table:table-cell>
          <table:table-cell table:style-name="ce4" table:formula="of:=(LOG(1+[.N$13])-LOG([.N$13]))/LOG(1+[.$D27])+1" office:value-type="float" office:value="18.7340003771847">
            <text:p>19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percentage" office:value="0.1">
            <text:p>10.00%</text:p>
          </table:table-cell>
          <table:table-cell table:style-name="ce4" table:formula="of:=(LOG(1+[.E$13])-LOG([.E$13]))/LOG(1+[.$D28])+1" office:value-type="float" office:value="39.9630160632201">
            <text:p>40</text:p>
          </table:table-cell>
          <table:table-cell table:style-name="ce4" table:formula="of:=(LOG(1+[.F$13])-LOG([.F$13]))/LOG(1+[.$D28])+1" office:value-type="float" office:value="32.9433080912651">
            <text:p>33</text:p>
          </table:table-cell>
          <table:table-cell table:style-name="ce4" table:formula="of:=(LOG(1+[.G$13])-LOG([.G$13]))/LOG(1+[.$D28])+1" office:value-type="float" office:value="28.9360277411273">
            <text:p>29</text:p>
          </table:table-cell>
          <table:table-cell table:style-name="ce4" table:formula="of:=(LOG(1+[.H$13])-LOG([.H$13]))/LOG(1+[.$D28])+1" office:value-type="float" office:value="26.1588579280968">
            <text:p>26</text:p>
          </table:table-cell>
          <table:table-cell table:style-name="ce4" table:formula="of:=(LOG(1+[.I$13])-LOG([.I$13]))/LOG(1+[.$D28])+1" office:value-type="float" office:value="24.0534092144952">
            <text:p>24</text:p>
          </table:table-cell>
          <table:table-cell table:style-name="ce4" table:formula="of:=(LOG(1+[.J$13])-LOG([.J$13]))/LOG(1+[.$D28])+1" office:value-type="float" office:value="22.3710847198361">
            <text:p>22</text:p>
          </table:table-cell>
          <table:table-cell table:style-name="ce4" table:formula="of:=(LOG(1+[.K$13])-LOG([.K$13]))/LOG(1+[.$D28])+1" office:value-type="float" office:value="20.9793711077265">
            <text:p>21</text:p>
          </table:table-cell>
          <table:table-cell table:style-name="ce4" table:formula="of:=(LOG(1+[.L$13])-LOG([.L$13]))/LOG(1+[.$D28])+1" office:value-type="float" office:value="19.7992455045893">
            <text:p>20</text:p>
          </table:table-cell>
          <table:table-cell table:style-name="ce4" table:formula="of:=(LOG(1+[.M$13])-LOG([.M$13]))/LOG(1+[.$D28])+1" office:value-type="float" office:value="18.7797977535398">
            <text:p>19</text:p>
          </table:table-cell>
          <table:table-cell table:style-name="ce4" table:formula="of:=(LOG(1+[.N$13])-LOG([.N$13]))/LOG(1+[.$D28])+1" office:value-type="float" office:value="17.8863170307551">
            <text:p>18</text:p>
          </table:table-cell>
          <table:table-cell/>
        </table:table-row>
        <table:table-row table:style-name="ro1" table:number-rows-repeated="104854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RetirementPlot" table:style-name="ta1" table:print="false">
        <table:table-column table:style-name="co1" table:default-cell-style-name="Default"/>
        <table:table-row table:style-name="ro1">
          <table:table-cell>
            <draw:frame table:end-cell-address="RetirementPlot.M38" table:end-x="0.8496in" table:end-y="0.1315in" draw:z-index="0" draw:style-name="gr1" draw:text-style-name="P1" svg:width="11.4311in" svg:height="6.648in" svg:x="0.0866in" svg:y="0.0622in">
              <draw:object draw:notify-on-update-of-ranges="RetirementTable.D14:RetirementTable.D28 RetirementTable.E12:RetirementTable.E13 RetirementTable.E14:RetirementTable.E28 RetirementTable.D14:RetirementTable.D28 RetirementTable.F12:RetirementTable.F13 RetirementTable.F14:RetirementTable.F28 RetirementTable.D14:RetirementTable.D28 RetirementTable.G12:RetirementTable.G13 RetirementTable.G14:RetirementTable.G28 RetirementTable.D14:RetirementTable.D28 RetirementTable.H12:RetirementTable.H13 RetirementTable.H14:RetirementTable.H28 RetirementTable.D14:RetirementTable.D28 RetirementTable.I12:RetirementTable.I13 RetirementTable.I14:RetirementTable.I28 RetirementTable.D14:RetirementTable.D28 RetirementTable.J12:RetirementTable.J13 RetirementTable.J14:RetirementTable.J28 RetirementTable.D14:RetirementTable.D28 RetirementTable.K12:RetirementTable.K13 RetirementTable.K14:RetirementTable.K28 RetirementTable.D14:RetirementTable.D28 RetirementTable.L12:RetirementTable.L13 RetirementTable.L14:RetirementTable.L28 RetirementTable.D14:RetirementTable.D28 RetirementTable.M12:RetirementTable.M13 RetirementTable.M14:RetirementTable.M28 RetirementTable.D14:RetirementTable.D28 RetirementTable.N12:RetirementTable.N13 RetirementTable.N14:RetirementTable.N2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9">10/19/2021</text:date>, <text:time>09:4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1-10-13T17:24:25.11</meta:creation-date>
    <dc:date>2021-10-19T09:41:54.73</dc:date>
    <dc:creator>Mark Lehr</dc:creator>
    <meta:editing-duration>P1DT2H46M1S</meta:editing-duration>
    <meta:editing-cycles>11</meta:editing-cycles>
    <meta:generator>OpenOffice/4.1.6$Win32 OpenOffice.org_project/416m1$Build-9790</meta:generator>
    <meta:document-statistic meta:table-count="2" meta:cell-count="1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1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1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9.036cm" svg:height="16.887cm" xlink:href=".." xlink:type="simple" chart:class="chart:scatter" chart:style-name="ch1">
        <chart:title svg:x="12.677cm" svg:y="0.937cm" chart:style-name="ch2">
          <text:p>Time to Retirement</text:p>
        </chart:title>
        <chart:subtitle svg:x="11.471cm" svg:y="1.589cm" chart:style-name="ch3">
          <text:p>Investment Rate and Savings Rate</text:p>
        </chart:subtitle>
        <chart:legend chart:legend-position="end" svg:x="24.993cm" svg:y="5.773cm" style:legend-expansion="high" chart:style-name="ch4"/>
        <chart:plot-area chart:style-name="ch5" table:cell-range-address="RetirementTable.D14:RetirementTable.N28 RetirementTable.E12:RetirementTable.N13" chart:data-source-has-labels="row" svg:x="1.618cm" svg:y="2.946cm" svg:width="22.215cm" svg:height="12.596cm">
          <chartooo:coordinate-region svg:x="2.425cm" svg:y="3.159cm" svg:width="20.825cm" svg:height="11.71cm"/>
          <chart:axis chart:dimension="x" chart:name="primary-x" chart:style-name="ch6">
            <chart:title svg:x="11.49cm" svg:y="15.88cm" chart:style-name="ch7">
              <text:p>Investment Rate</text:p>
            </chart:title>
            <chart:grid chart:style-name="ch8" chart:class="major"/>
          </chart:axis>
          <chart:axis chart:dimension="y" chart:name="primary-y" chart:style-name="ch9">
            <chart:title svg:x="0.451cm" svg:y="10.743cm" chart:style-name="ch10">
              <text:p>Years to Retirement</text:p>
            </chart:title>
            <chart:grid chart:style-name="ch8" chart:class="major"/>
          </chart:axis>
          <chart:series chart:style-name="ch11" chart:values-cell-range-address="RetirementTable.E14:RetirementTable.E28" chart:label-cell-address="RetirementTable.E12:RetirementTable.E13" chart:class="chart:scatter">
            <chart:domain table:cell-range-address="RetirementTable.D14:RetirementTable.D28"/>
            <chart:data-point chart:repeated="15"/>
          </chart:series>
          <chart:series chart:style-name="ch12" chart:values-cell-range-address="RetirementTable.F14:RetirementTable.F28" chart:label-cell-address="RetirementTable.F12:RetirementTable.F13" chart:class="chart:scatter">
            <chart:data-point chart:repeated="15"/>
          </chart:series>
          <chart:series chart:style-name="ch13" chart:values-cell-range-address="RetirementTable.G14:RetirementTable.G28" chart:label-cell-address="RetirementTable.G12:RetirementTable.G13" chart:class="chart:scatter">
            <chart:data-point chart:repeated="15"/>
          </chart:series>
          <chart:series chart:style-name="ch14" chart:values-cell-range-address="RetirementTable.H14:RetirementTable.H28" chart:label-cell-address="RetirementTable.H12:RetirementTable.H13" chart:class="chart:scatter">
            <chart:data-point chart:repeated="15"/>
          </chart:series>
          <chart:series chart:style-name="ch15" chart:values-cell-range-address="RetirementTable.I14:RetirementTable.I28" chart:label-cell-address="RetirementTable.I12:RetirementTable.I13" chart:class="chart:scatter">
            <chart:data-point chart:repeated="15"/>
          </chart:series>
          <chart:series chart:style-name="ch16" chart:values-cell-range-address="RetirementTable.J14:RetirementTable.J28" chart:label-cell-address="RetirementTable.J12:RetirementTable.J13" chart:class="chart:scatter">
            <chart:data-point chart:repeated="15"/>
          </chart:series>
          <chart:series chart:style-name="ch17" chart:values-cell-range-address="RetirementTable.K14:RetirementTable.K28" chart:label-cell-address="RetirementTable.K12:RetirementTable.K13" chart:class="chart:scatter">
            <chart:data-point chart:repeated="15"/>
          </chart:series>
          <chart:series chart:style-name="ch18" chart:values-cell-range-address="RetirementTable.L14:RetirementTable.L28" chart:label-cell-address="RetirementTable.L12:RetirementTable.L13" chart:class="chart:scatter">
            <chart:data-point chart:repeated="15"/>
          </chart:series>
          <chart:series chart:style-name="ch19" chart:values-cell-range-address="RetirementTable.M14:RetirementTable.M28" chart:label-cell-address="RetirementTable.M12:RetirementTable.M13" chart:class="chart:scatter">
            <chart:data-point chart:repeated="15"/>
          </chart:series>
          <chart:series chart:style-name="ch20" chart:values-cell-range-address="RetirementTable.N14:RetirementTable.N28" chart:label-cell-address="RetirementTable.N12:RetirementTable.N13" chart:class="chart:scatter">
            <chart:data-point chart:repeated="1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alSaved 2.50%</text:p>
                <text:list>
                  <text:list-item>
                    <text:p>SalSaved</text:p>
                  </text:list-item>
                  <text:list-item>
                    <text:p>2.50%</text:p>
                  </text:list-item>
                </text:list>
                <draw:g>
                  <svg:desc>RetirementTable.E12:RetirementTable.E13</svg:desc>
                </draw:g>
              </table:table-cell>
              <table:table-cell office:value-type="string">
                <text:p>SalSaved 5.00%</text:p>
                <text:list>
                  <text:list-item>
                    <text:p>SalSaved</text:p>
                  </text:list-item>
                  <text:list-item>
                    <text:p>5.00%</text:p>
                  </text:list-item>
                </text:list>
                <draw:g>
                  <svg:desc>RetirementTable.F12:RetirementTable.F13</svg:desc>
                </draw:g>
              </table:table-cell>
              <table:table-cell office:value-type="string">
                <text:p>SalSaved 7.50%</text:p>
                <text:list>
                  <text:list-item>
                    <text:p>SalSaved</text:p>
                  </text:list-item>
                  <text:list-item>
                    <text:p>7.50%</text:p>
                  </text:list-item>
                </text:list>
                <draw:g>
                  <svg:desc>RetirementTable.G12:RetirementTable.G13</svg:desc>
                </draw:g>
              </table:table-cell>
              <table:table-cell office:value-type="string">
                <text:p>SalSaved 10.00%</text:p>
                <text:list>
                  <text:list-item>
                    <text:p>SalSaved</text:p>
                  </text:list-item>
                  <text:list-item>
                    <text:p>10.00%</text:p>
                  </text:list-item>
                </text:list>
                <draw:g>
                  <svg:desc>RetirementTable.H12:RetirementTable.H13</svg:desc>
                </draw:g>
              </table:table-cell>
              <table:table-cell office:value-type="string">
                <text:p>SalSaved 12.50%</text:p>
                <text:list>
                  <text:list-item>
                    <text:p>SalSaved</text:p>
                  </text:list-item>
                  <text:list-item>
                    <text:p>12.50%</text:p>
                  </text:list-item>
                </text:list>
                <draw:g>
                  <svg:desc>RetirementTable.I12:RetirementTable.I13</svg:desc>
                </draw:g>
              </table:table-cell>
              <table:table-cell office:value-type="string">
                <text:p>SalSaved 15.00%</text:p>
                <text:list>
                  <text:list-item>
                    <text:p>SalSaved</text:p>
                  </text:list-item>
                  <text:list-item>
                    <text:p>15.00%</text:p>
                  </text:list-item>
                </text:list>
                <draw:g>
                  <svg:desc>RetirementTable.J12:RetirementTable.J13</svg:desc>
                </draw:g>
              </table:table-cell>
              <table:table-cell office:value-type="string">
                <text:p>SalSaved 17.50%</text:p>
                <text:list>
                  <text:list-item>
                    <text:p>SalSaved</text:p>
                  </text:list-item>
                  <text:list-item>
                    <text:p>17.50%</text:p>
                  </text:list-item>
                </text:list>
                <draw:g>
                  <svg:desc>RetirementTable.K12:RetirementTable.K13</svg:desc>
                </draw:g>
              </table:table-cell>
              <table:table-cell office:value-type="string">
                <text:p>SalSaved 20.00%</text:p>
                <text:list>
                  <text:list-item>
                    <text:p>SalSaved</text:p>
                  </text:list-item>
                  <text:list-item>
                    <text:p>20.00%</text:p>
                  </text:list-item>
                </text:list>
                <draw:g>
                  <svg:desc>RetirementTable.L12:RetirementTable.L13</svg:desc>
                </draw:g>
              </table:table-cell>
              <table:table-cell office:value-type="string">
                <text:p>SalSaved 22.50%</text:p>
                <text:list>
                  <text:list-item>
                    <text:p>SalSaved</text:p>
                  </text:list-item>
                  <text:list-item>
                    <text:p>22.50%</text:p>
                  </text:list-item>
                </text:list>
                <draw:g>
                  <svg:desc>RetirementTable.M12:RetirementTable.M13</svg:desc>
                </draw:g>
              </table:table-cell>
              <table:table-cell office:value-type="string">
                <text:p>SalSaved 25.00%</text:p>
                <text:list>
                  <text:list-item>
                    <text:p>SalSaved</text:p>
                  </text:list-item>
                  <text:list-item>
                    <text:p>25.00%</text:p>
                  </text:list-item>
                </text:list>
                <draw:g>
                  <svg:desc>RetirementTable.N12:RetirementTable.N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">
                <text:p>0.03</text:p>
                <draw:g>
                  <svg:desc>RetirementTable.D14:RetirementTable.D28</svg:desc>
                </draw:g>
              </table:table-cell>
              <table:table-cell office:value-type="float" office:value="126.63337432817">
                <text:p>126.63337432817</text:p>
                <draw:g>
                  <svg:desc>RetirementTable.E14:RetirementTable.E28</svg:desc>
                </draw:g>
              </table:table-cell>
              <table:table-cell office:value-type="float" office:value="103.998843215792">
                <text:p>103.998843215792</text:p>
                <draw:g>
                  <svg:desc>RetirementTable.F14:RetirementTable.F28</svg:desc>
                </draw:g>
              </table:table-cell>
              <table:table-cell office:value-type="float" office:value="91.0776630009462">
                <text:p>91.0776630009462</text:p>
                <draw:g>
                  <svg:desc>RetirementTable.G14:RetirementTable.G28</svg:desc>
                </draw:g>
              </table:table-cell>
              <table:table-cell office:value-type="float" office:value="82.1228835730078">
                <text:p>82.1228835730078</text:p>
                <draw:g>
                  <svg:desc>RetirementTable.H14:RetirementTable.H28</svg:desc>
                </draw:g>
              </table:table-cell>
              <table:table-cell office:value-type="float" office:value="75.3340193347907">
                <text:p>75.3340193347907</text:p>
                <draw:g>
                  <svg:desc>RetirementTable.I14:RetirementTable.I28</svg:desc>
                </draw:g>
              </table:table-cell>
              <table:table-cell office:value-type="float" office:value="69.9094879628862">
                <text:p>69.9094879628862</text:p>
                <draw:g>
                  <svg:desc>RetirementTable.J14:RetirementTable.J28</svg:desc>
                </draw:g>
              </table:table-cell>
              <table:table-cell office:value-type="float" office:value="65.4220099682649">
                <text:p>65.4220099682649</text:p>
                <draw:g>
                  <svg:desc>RetirementTable.K14:RetirementTable.K28</svg:desc>
                </draw:g>
              </table:table-cell>
              <table:table-cell office:value-type="float" office:value="61.6167819178331">
                <text:p>61.6167819178331</text:p>
                <draw:g>
                  <svg:desc>RetirementTable.L14:RetirementTable.L28</svg:desc>
                </draw:g>
              </table:table-cell>
              <table:table-cell office:value-type="float" office:value="58.3296477620017">
                <text:p>58.3296477620017</text:p>
                <draw:g>
                  <svg:desc>RetirementTable.M14:RetirementTable.M28</svg:desc>
                </draw:g>
              </table:table-cell>
              <table:table-cell office:value-type="float" office:value="55.4486850070014">
                <text:p>55.4486850070014</text:p>
                <draw:g>
                  <svg:desc>RetirementTable.N14:RetirementTable.N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5">
                <text:p>0.035</text:p>
              </table:table-cell>
              <table:table-cell office:value-type="float" office:value="108.94819927725">
                <text:p>108.94819927725</text:p>
              </table:table-cell>
              <table:table-cell office:value-type="float" office:value="89.4998887615761">
                <text:p>89.4998887615761</text:p>
              </table:table-cell>
              <table:table-cell office:value-type="float" office:value="78.3975989107444">
                <text:p>78.3975989107444</text:p>
              </table:table-cell>
              <table:table-cell office:value-type="float" office:value="70.7033670289683">
                <text:p>70.7033670289683</text:p>
              </table:table-cell>
              <table:table-cell office:value-type="float" office:value="64.8701585079668">
                <text:p>64.8701585079668</text:p>
              </table:table-cell>
              <table:table-cell office:value-type="float" office:value="60.2092282682801">
                <text:p>60.2092282682801</text:p>
              </table:table-cell>
              <table:table-cell office:value-type="float" office:value="56.3534441551327">
                <text:p>56.3534441551327</text:p>
              </table:table-cell>
              <table:table-cell office:value-type="float" office:value="53.0838709379841">
                <text:p>53.0838709379841</text:p>
              </table:table-cell>
              <table:table-cell office:value-type="float" office:value="50.2594605072186">
                <text:p>50.2594605072186</text:p>
              </table:table-cell>
              <table:table-cell office:value-type="float" office:value="47.7840454891141">
                <text:p>47.7840454891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95.6839506000573">
                <text:p>95.6839506000573</text:p>
              </table:table-cell>
              <table:table-cell office:value-type="float" office:value="78.6253717219496">
                <text:p>78.6253717219496</text:p>
              </table:table-cell>
              <table:table-cell office:value-type="float" office:value="68.8872874294661">
                <text:p>68.8872874294661</text:p>
              </table:table-cell>
              <table:table-cell office:value-type="float" office:value="62.1384923937253">
                <text:p>62.1384923937253</text:p>
              </table:table-cell>
              <table:table-cell office:value-type="float" office:value="57.0220455132747">
                <text:p>57.0220455132747</text:p>
              </table:table-cell>
              <table:table-cell office:value-type="float" office:value="52.9338319856794">
                <text:p>52.9338319856794</text:p>
              </table:table-cell>
              <table:table-cell office:value-type="float" office:value="49.5518314063453">
                <text:p>49.5518314063453</text:p>
              </table:table-cell>
              <table:table-cell office:value-type="float" office:value="46.6840104417671">
                <text:p>46.6840104417671</text:p>
              </table:table-cell>
              <table:table-cell office:value-type="float" office:value="44.2066524173498">
                <text:p>44.2066524173498</text:p>
              </table:table-cell>
              <table:table-cell office:value-type="float" office:value="42.035406626701">
                <text:p>42.0354066267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5">
                <text:p>0.045</text:p>
              </table:table-cell>
              <table:table-cell office:value-type="float" office:value="85.3669885213894">
                <text:p>85.3669885213894</text:p>
              </table:table-cell>
              <table:table-cell office:value-type="float" office:value="70.1671482181517">
                <text:p>70.1671482181517</text:p>
              </table:table-cell>
              <table:table-cell office:value-type="float" office:value="61.4901460386104">
                <text:p>61.4901460386104</text:p>
              </table:table-cell>
              <table:table-cell office:value-type="float" office:value="55.4767138813634">
                <text:p>55.4767138813634</text:p>
              </table:table-cell>
              <table:table-cell office:value-type="float" office:value="50.9177657967341">
                <text:p>50.9177657967341</text:p>
              </table:table-cell>
              <table:table-cell office:value-type="float" office:value="47.2750125997059">
                <text:p>47.2750125997059</text:p>
              </table:table-cell>
              <table:table-cell office:value-type="float" office:value="44.2615219051611">
                <text:p>44.2615219051611</text:p>
              </table:table-cell>
              <table:table-cell office:value-type="float" office:value="41.7061847348527">
                <text:p>41.7061847348527</text:p>
              </table:table-cell>
              <table:table-cell office:value-type="float" office:value="39.498764842835">
                <text:p>39.498764842835</text:p>
              </table:table-cell>
              <table:table-cell office:value-type="float" office:value="37.5641025528073">
                <text:p>37.56410255280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77.1131291505457">
                <text:p>77.1131291505457</text:p>
              </table:table-cell>
              <table:table-cell office:value-type="float" office:value="63.4003319019548">
                <text:p>63.4003319019548</text:p>
              </table:table-cell>
              <table:table-cell office:value-type="float" office:value="55.5722252087361">
                <text:p>55.5722252087361</text:p>
              </table:table-cell>
              <table:table-cell office:value-type="float" office:value="50.1471040038168">
                <text:p>50.1471040038168</text:p>
              </table:table-cell>
              <table:table-cell office:value-type="float" office:value="46.034170610822">
                <text:p>46.034170610822</text:p>
              </table:table-cell>
              <table:table-cell office:value-type="float" office:value="42.7477981871023">
                <text:p>42.7477981871023</text:p>
              </table:table-cell>
              <table:table-cell office:value-type="float" office:value="40.0291257484185">
                <text:p>40.0291257484185</text:p>
              </table:table-cell>
              <table:table-cell office:value-type="float" office:value="37.7237843883015">
                <text:p>37.7237843883015</text:p>
              </table:table-cell>
              <table:table-cell office:value-type="float" office:value="35.7323225822655">
                <text:p>35.7323225822655</text:p>
              </table:table-cell>
              <table:table-cell office:value-type="float" office:value="33.9869337361739">
                <text:p>33.98693373617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5">
                <text:p>0.055</text:p>
              </table:table-cell>
              <table:table-cell office:value-type="float" office:value="70.3597099887669">
                <text:p>70.3597099887669</text:p>
              </table:table-cell>
              <table:table-cell office:value-type="float" office:value="57.8636314421105">
                <text:p>57.8636314421105</text:p>
              </table:table-cell>
              <table:table-cell office:value-type="float" office:value="50.7301024956281">
                <text:p>50.7301024956281</text:p>
              </table:table-cell>
              <table:table-cell office:value-type="float" office:value="45.7863452539194">
                <text:p>45.7863452539194</text:p>
              </table:table-cell>
              <table:table-cell office:value-type="float" office:value="42.0383471026808">
                <text:p>42.0383471026808</text:p>
              </table:table-cell>
              <table:table-cell office:value-type="float" office:value="39.0435702387126">
                <text:p>39.0435702387126</text:p>
              </table:table-cell>
              <table:table-cell office:value-type="float" office:value="36.5661220769297">
                <text:p>36.5661220769297</text:p>
              </table:table-cell>
              <table:table-cell office:value-type="float" office:value="34.4653306635776">
                <text:p>34.4653306635776</text:p>
              </table:table-cell>
              <table:table-cell office:value-type="float" office:value="32.6505686788593">
                <text:p>32.6505686788593</text:p>
              </table:table-cell>
              <table:table-cell office:value-type="float" office:value="31.0600459197293">
                <text:p>31.06004591972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64.7316226829432">
                <text:p>64.7316226829432</text:p>
              </table:table-cell>
              <table:table-cell office:value-type="float" office:value="53.2495192675611">
                <text:p>53.2495192675611</text:p>
              </table:table-cell>
              <table:table-cell office:value-type="float" office:value="46.6948295883698">
                <text:p>46.6948295883698</text:p>
              </table:table-cell>
              <table:table-cell office:value-type="float" office:value="42.1522259469234">
                <text:p>42.1522259469234</text:p>
              </table:table-cell>
              <table:table-cell office:value-type="float" office:value="38.7083533582146">
                <text:p>38.7083533582146</text:p>
              </table:table-cell>
              <table:table-cell office:value-type="float" office:value="35.9565830704648">
                <text:p>35.9565830704648</text:p>
              </table:table-cell>
              <table:table-cell office:value-type="float" office:value="33.6801636406709">
                <text:p>33.6801636406709</text:p>
              </table:table-cell>
              <table:table-cell office:value-type="float" office:value="31.7498377250492">
                <text:p>31.7498377250492</text:p>
              </table:table-cell>
              <table:table-cell office:value-type="float" office:value="30.0823318186931">
                <text:p>30.0823318186931</text:p>
              </table:table-cell>
              <table:table-cell office:value-type="float" office:value="28.6208695898296">
                <text:p>28.6208695898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5">
                <text:p>0.065</text:p>
              </table:table-cell>
              <table:table-cell office:value-type="float" office:value="59.9691768160684">
                <text:p>59.9691768160684</text:p>
              </table:table-cell>
              <table:table-cell office:value-type="float" office:value="49.3450916599366">
                <text:p>49.3450916599366</text:p>
              </table:table-cell>
              <table:table-cell office:value-type="float" office:value="43.2802114890739">
                <text:p>43.2802114890739</text:p>
              </table:table-cell>
              <table:table-cell office:value-type="float" office:value="39.0770610582366">
                <text:p>39.0770610582366</text:p>
              </table:table-cell>
              <table:table-cell office:value-type="float" office:value="35.8905372719854">
                <text:p>35.8905372719854</text:p>
              </table:table-cell>
              <table:table-cell office:value-type="float" office:value="33.3443973523604">
                <text:p>33.3443973523604</text:p>
              </table:table-cell>
              <table:table-cell office:value-type="float" office:value="31.2380869492679">
                <text:p>31.2380869492679</text:p>
              </table:table-cell>
              <table:table-cell office:value-type="float" office:value="29.4520076774875">
                <text:p>29.4520076774875</text:p>
              </table:table-cell>
              <table:table-cell office:value-type="float" office:value="27.9091087759024">
                <text:p>27.9091087759024</text:p>
              </table:table-cell>
              <table:table-cell office:value-type="float" office:value="26.5568566135403">
                <text:p>26.55685661354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">
                <text:p>0.07</text:p>
              </table:table-cell>
              <table:table-cell office:value-type="float" office:value="55.8868792160625">
                <text:p>55.8868792160625</text:p>
              </table:table-cell>
              <table:table-cell office:value-type="float" office:value="45.9982745206876">
                <text:p>45.9982745206876</text:p>
              </table:table-cell>
              <table:table-cell office:value-type="float" office:value="40.3532517584345">
                <text:p>40.3532517584345</text:p>
              </table:table-cell>
              <table:table-cell office:value-type="float" office:value="36.4410755592672">
                <text:p>36.4410755592672</text:p>
              </table:table-cell>
              <table:table-cell office:value-type="float" office:value="33.4751473300059">
                <text:p>33.4751473300059</text:p>
              </table:table-cell>
              <table:table-cell office:value-type="float" office:value="31.1052706964632">
                <text:p>31.1052706964632</text:p>
              </table:table-cell>
              <table:table-cell office:value-type="float" office:value="29.144775215126">
                <text:p>29.144775215126</text:p>
              </table:table-cell>
              <table:table-cell office:value-type="float" office:value="27.4823420160617">
                <text:p>27.4823420160617</text:p>
              </table:table-cell>
              <table:table-cell office:value-type="float" office:value="26.0462543813633">
                <text:p>26.0462543813633</text:p>
              </table:table-cell>
              <table:table-cell office:value-type="float" office:value="24.7876154599361">
                <text:p>24.78761545993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5">
                <text:p>0.075</text:p>
              </table:table-cell>
              <table:table-cell office:value-type="float" office:value="52.3487015410612">
                <text:p>52.3487015410612</text:p>
              </table:table-cell>
              <table:table-cell office:value-type="float" office:value="43.0975468313624">
                <text:p>43.0975468313624</text:p>
              </table:table-cell>
              <table:table-cell office:value-type="float" office:value="37.8164196630572">
                <text:p>37.8164196630572</text:p>
              </table:table-cell>
              <table:table-cell office:value-type="float" office:value="34.1564344189282">
                <text:p>34.1564344189282</text:p>
              </table:table-cell>
              <table:table-cell office:value-type="float" office:value="31.3816990794124">
                <text:p>31.3816990794124</text:p>
              </table:table-cell>
              <table:table-cell office:value-type="float" office:value="29.1645920096901">
                <text:p>29.1645920096901</text:p>
              </table:table-cell>
              <table:table-cell office:value-type="float" office:value="27.3304761193059">
                <text:p>27.3304761193059</text:p>
              </table:table-cell>
              <table:table-cell office:value-type="float" office:value="25.7752084963341">
                <text:p>25.7752084963341</text:p>
              </table:table-cell>
              <table:table-cell office:value-type="float" office:value="24.4316955039001">
                <text:p>24.4316955039001</text:p>
              </table:table-cell>
              <table:table-cell office:value-type="float" office:value="23.2541923328797">
                <text:p>23.25419233287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">
                <text:p>0.08</text:p>
              </table:table-cell>
              <table:table-cell office:value-type="float" office:value="49.2526225202146">
                <text:p>49.2526225202146</text:p>
              </table:table-cell>
              <table:table-cell office:value-type="float" office:value="40.5592678162745">
                <text:p>40.5592678162745</text:p>
              </table:table-cell>
              <table:table-cell office:value-type="float" office:value="35.5965671425349">
                <text:p>35.5965671425349</text:p>
              </table:table-cell>
              <table:table-cell office:value-type="float" office:value="32.1572613545727">
                <text:p>32.1572613545727</text:p>
              </table:table-cell>
              <table:table-cell office:value-type="float" office:value="29.5498291720064">
                <text:p>29.5498291720064</text:p>
              </table:table-cell>
              <table:table-cell office:value-type="float" office:value="27.4664029643026">
                <text:p>27.4664029643026</text:p>
              </table:table-cell>
              <table:table-cell office:value-type="float" office:value="25.7428754151927">
                <text:p>25.7428754151927</text:p>
              </table:table-cell>
              <table:table-cell office:value-type="float" office:value="24.2813829280038">
                <text:p>24.2813829280038</text:p>
              </table:table-cell>
              <table:table-cell office:value-type="float" office:value="23.0188772885363">
                <text:p>23.0188772885363</text:p>
              </table:table-cell>
              <table:table-cell office:value-type="float" office:value="21.9123718790048">
                <text:p>21.91237187900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50000000000001">
                <text:p>0.0850000000000001</text:p>
              </table:table-cell>
              <table:table-cell office:value-type="float" office:value="46.5206258742014">
                <text:p>46.5206258742014</text:p>
              </table:table-cell>
              <table:table-cell office:value-type="float" office:value="38.3194768712845">
                <text:p>38.3194768712845</text:p>
              </table:table-cell>
              <table:table-cell office:value-type="float" office:value="33.6377574351997">
                <text:p>33.6377574351997</text:p>
              </table:table-cell>
              <table:table-cell office:value-type="float" office:value="30.3931803767152">
                <text:p>30.3931803767152</text:p>
              </table:table-cell>
              <table:table-cell office:value-type="float" office:value="27.933377392427">
                <text:p>27.933377392427</text:p>
              </table:table-cell>
              <table:table-cell office:value-type="float" office:value="25.9679118905746">
                <text:p>25.9679118905746</text:p>
              </table:table-cell>
              <table:table-cell office:value-type="float" office:value="24.3419680838096">
                <text:p>24.3419680838096</text:p>
              </table:table-cell>
              <table:table-cell office:value-type="float" office:value="22.9632232767391">
                <text:p>22.9632232767391</text:p>
              </table:table-cell>
              <table:table-cell office:value-type="float" office:value="21.7721989577149">
                <text:p>21.7721989577149</text:p>
              </table:table-cell>
              <table:table-cell office:value-type="float" office:value="20.7283423517042">
                <text:p>20.72834235170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00000000000001">
                <text:p>0.0900000000000001</text:p>
              </table:table-cell>
              <table:table-cell office:value-type="float" office:value="44.0920322622326">
                <text:p>44.0920322622326</text:p>
              </table:table-cell>
              <table:table-cell office:value-type="float" office:value="36.3284268496505">
                <text:p>36.3284268496505</text:p>
              </table:table-cell>
              <table:table-cell office:value-type="float" office:value="31.8964841619551">
                <text:p>31.8964841619551</text:p>
              </table:table-cell>
              <table:table-cell office:value-type="float" office:value="28.8250101521754">
                <text:p>28.8250101521754</text:p>
              </table:table-cell>
              <table:table-cell office:value-type="float" office:value="26.4964413435959">
                <text:p>26.4964413435959</text:p>
              </table:table-cell>
              <table:table-cell office:value-type="float" office:value="24.6358363719026">
                <text:p>24.6358363719026</text:p>
              </table:table-cell>
              <table:table-cell office:value-type="float" office:value="23.096639104024">
                <text:p>23.096639104024</text:p>
              </table:table-cell>
              <table:table-cell office:value-type="float" office:value="21.79145239873">
                <text:p>21.79145239873</text:p>
              </table:table-cell>
              <table:table-cell office:value-type="float" office:value="20.6639710121092">
                <text:p>20.6639710121092</text:p>
              </table:table-cell>
              <table:table-cell office:value-type="float" office:value="19.6758057204529">
                <text:p>19.67580572045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50000000000001">
                <text:p>0.0950000000000001</text:p>
              </table:table-cell>
              <table:table-cell office:value-type="float" office:value="41.9189369299968">
                <text:p>41.9189369299968</text:p>
              </table:table-cell>
              <table:table-cell office:value-type="float" office:value="34.5468436786592">
                <text:p>34.5468436786592</text:p>
              </table:table-cell>
              <table:table-cell office:value-type="float" office:value="30.338400173104">
                <text:p>30.338400173104</text:p>
              </table:table-cell>
              <table:table-cell office:value-type="float" office:value="27.4218180420158">
                <text:p>27.4218180420158</text:p>
              </table:table-cell>
              <table:table-cell office:value-type="float" office:value="25.2106770209661">
                <text:p>25.2106770209661</text:p>
              </table:table-cell>
              <table:table-cell office:value-type="float" office:value="23.4439008098779">
                <text:p>23.4439008098779</text:p>
              </table:table-cell>
              <table:table-cell office:value-type="float" office:value="21.9823239795286">
                <text:p>21.9823239795286</text:p>
              </table:table-cell>
              <table:table-cell office:value-type="float" office:value="20.7429567538012">
                <text:p>20.7429567538012</text:p>
              </table:table-cell>
              <table:table-cell office:value-type="float" office:value="19.6723333153862">
                <text:p>19.6723333153862</text:p>
              </table:table-cell>
              <table:table-cell office:value-type="float" office:value="18.7340003771847">
                <text:p>18.73400037718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">
                <text:p>0.1</text:p>
              </table:table-cell>
              <table:table-cell office:value-type="float" office:value="39.9630160632201">
                <text:p>39.9630160632201</text:p>
              </table:table-cell>
              <table:table-cell office:value-type="float" office:value="32.9433080912651">
                <text:p>32.9433080912651</text:p>
              </table:table-cell>
              <table:table-cell office:value-type="float" office:value="28.9360277411273">
                <text:p>28.9360277411273</text:p>
              </table:table-cell>
              <table:table-cell office:value-type="float" office:value="26.1588579280968">
                <text:p>26.1588579280968</text:p>
              </table:table-cell>
              <table:table-cell office:value-type="float" office:value="24.0534092144952">
                <text:p>24.0534092144952</text:p>
              </table:table-cell>
              <table:table-cell office:value-type="float" office:value="22.3710847198361">
                <text:p>22.3710847198361</text:p>
              </table:table-cell>
              <table:table-cell office:value-type="float" office:value="20.9793711077265">
                <text:p>20.9793711077265</text:p>
              </table:table-cell>
              <table:table-cell office:value-type="float" office:value="19.7992455045893">
                <text:p>19.7992455045893</text:p>
              </table:table-cell>
              <table:table-cell office:value-type="float" office:value="18.7797977535398">
                <text:p>18.7797977535398</text:p>
              </table:table-cell>
              <table:table-cell office:value-type="float" office:value="17.8863170307551">
                <text:p>17.88631703075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